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9.684cm" table:align="left"/>
    </style:style>
    <style:style style:name="Tableau1.A" style:family="table-column">
      <style:table-column-properties style:column-width="1.272cm"/>
    </style:style>
    <style:style style:name="Tableau1.B" style:family="table-column">
      <style:table-column-properties style:column-width="2.762cm"/>
    </style:style>
    <style:style style:name="Tableau1.C" style:family="table-column">
      <style:table-column-properties style:column-width="2.468cm"/>
    </style:style>
    <style:style style:name="Tableau1.D" style:family="table-column">
      <style:table-column-properties style:column-width="3.182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9.477cm" table:align="left"/>
    </style:style>
    <style:style style:name="Tableau2.A" style:family="table-column">
      <style:table-column-properties style:column-width="1.272cm"/>
    </style:style>
    <style:style style:name="Tableau2.B" style:family="table-column">
      <style:table-column-properties style:column-width="2.762cm"/>
    </style:style>
    <style:style style:name="Tableau2.C" style:family="table-column">
      <style:table-column-properties style:column-width="2.468cm"/>
    </style:style>
    <style:style style:name="Tableau2.D" style:family="table-column">
      <style:table-column-properties style:column-width="2.976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P27" style:family="paragraph" style:parent-style-name="Text_20_body" style:list-style-name="L14">
      <style:paragraph-properties fo:margin-top="0cm" fo:margin-bottom="0cm" style:contextual-spacing="false"/>
    </style:style>
    <style:style style:name="P28" style:family="paragraph" style:parent-style-name="Text_20_body" style:list-style-name="L15"/>
    <style:style style:name="P29" style:family="paragraph" style:parent-style-name="Text_20_body" style:list-style-name="L15">
      <style:paragraph-properties fo:margin-top="0cm" fo:margin-bottom="0cm" style:contextual-spacing="false"/>
    </style:style>
    <style:style style:name="P30" style:family="paragraph" style:parent-style-name="Text_20_body" style:list-style-name="L16"/>
    <style:style style:name="P31" style:family="paragraph" style:parent-style-name="Text_20_body" style:list-style-name="L16">
      <style:paragraph-properties fo:margin-top="0cm" fo:margin-bottom="0cm" style:contextual-spacing="false"/>
    </style:style>
    <style:style style:name="P32" style:family="paragraph" style:parent-style-name="Text_20_body" style:list-style-name="L17"/>
    <style:style style:name="P33" style:family="paragraph" style:parent-style-name="Text_20_body" style:list-style-name="L17">
      <style:paragraph-properties fo:margin-top="0cm" fo:margin-bottom="0cm" style:contextual-spacing="false"/>
    </style:style>
    <style:style style:name="P34" style:family="paragraph" style:parent-style-name="Text_20_body" style:list-style-name="L18"/>
    <style:style style:name="P35" style:family="paragraph" style:parent-style-name="Text_20_body" style:list-style-name="L18">
      <style:paragraph-properties fo:margin-top="0cm" fo:margin-bottom="0cm" style:contextual-spacing="false"/>
    </style:style>
    <style:style style:name="P36" style:family="paragraph" style:parent-style-name="Text_20_body" style:list-style-name="L19"/>
    <style:style style:name="P37" style:family="paragraph" style:parent-style-name="Text_20_body" style:list-style-name="L19">
      <style:paragraph-properties fo:margin-top="0cm" fo:margin-bottom="0cm" style:contextual-spacing="false"/>
    </style:style>
    <style:style style:name="P38" style:family="paragraph" style:parent-style-name="Text_20_body" style:list-style-name="L20"/>
    <style:style style:name="P39" style:family="paragraph" style:parent-style-name="Text_20_body" style:list-style-name="L20">
      <style:paragraph-properties fo:margin-top="0cm" fo:margin-bottom="0cm" style:contextual-spacing="false"/>
    </style:style>
    <style:style style:name="P40" style:family="paragraph" style:parent-style-name="Text_20_body" style:list-style-name="L21"/>
    <style:style style:name="P41" style:family="paragraph" style:parent-style-name="Text_20_body" style:list-style-name="L21">
      <style:paragraph-properties fo:margin-top="0cm" fo:margin-bottom="0cm" style:contextual-spacing="false"/>
    </style:style>
    <style:style style:name="P42" style:family="paragraph" style:parent-style-name="Text_20_body" style:list-style-name="L22"/>
    <style:style style:name="P43" style:family="paragraph" style:parent-style-name="Text_20_body" style:list-style-name="L22">
      <style:paragraph-properties fo:margin-top="0cm" fo:margin-bottom="0cm" style:contextual-spacing="false"/>
    </style:style>
    <style:style style:name="P44" style:family="paragraph" style:parent-style-name="Text_20_body" style:list-style-name="L23"/>
    <style:style style:name="P45" style:family="paragraph" style:parent-style-name="Text_20_body" style:list-style-name="L23">
      <style:paragraph-properties fo:margin-top="0cm" fo:margin-bottom="0cm" style:contextual-spacing="false"/>
    </style:style>
    <style:style style:name="P46" style:family="paragraph" style:parent-style-name="Text_20_body" style:list-style-name="L24"/>
    <style:style style:name="P47" style:family="paragraph" style:parent-style-name="Text_20_body" style:list-style-name="L24">
      <style:paragraph-properties fo:margin-top="0cm" fo:margin-bottom="0cm" style:contextual-spacing="false"/>
    </style:style>
    <style:style style:name="P48" style:family="paragraph" style:parent-style-name="Text_20_body" style:list-style-name="L25"/>
    <style:style style:name="P49" style:family="paragraph" style:parent-style-name="Text_20_body" style:list-style-name="L25">
      <style:paragraph-properties fo:margin-top="0cm" fo:margin-bottom="0cm" style:contextual-spacing="false"/>
    </style:style>
    <style:style style:name="P50" style:family="paragraph" style:parent-style-name="Text_20_body" style:list-style-name="L26"/>
    <style:style style:name="P51" style:family="paragraph" style:parent-style-name="Text_20_body" style:list-style-name="L26">
      <style:paragraph-properties fo:margin-top="0cm" fo:margin-bottom="0cm" style:contextual-spacing="false"/>
    </style:style>
    <style:style style:name="P52" style:family="paragraph" style:parent-style-name="Text_20_body" style:list-style-name="L27"/>
    <style:style style:name="P53" style:family="paragraph" style:parent-style-name="Text_20_body" style:list-style-name="L27">
      <style:paragraph-properties fo:margin-top="0cm" fo:margin-bottom="0cm" style:contextual-spacing="false"/>
    </style:style>
    <style:style style:name="P54" style:family="paragraph" style:parent-style-name="Text_20_body" style:list-style-name="L28"/>
    <style:style style:name="P55" style:family="paragraph" style:parent-style-name="Text_20_body" style:list-style-name="L28">
      <style:paragraph-properties fo:margin-top="0cm" fo:margin-bottom="0cm" style:contextual-spacing="false"/>
    </style:style>
    <style:style style:name="P56" style:family="paragraph" style:parent-style-name="Text_20_body" style:list-style-name="L29"/>
    <style:style style:name="P57" style:family="paragraph" style:parent-style-name="Text_20_body" style:list-style-name="L29">
      <style:paragraph-properties fo:margin-top="0cm" fo:margin-bottom="0cm" style:contextual-spacing="false"/>
    </style:style>
    <style:style style:name="P58" style:family="paragraph" style:parent-style-name="Text_20_body" style:list-style-name="L30"/>
    <style:style style:name="P59" style:family="paragraph" style:parent-style-name="Text_20_body" style:list-style-name="L30">
      <style:paragraph-properties fo:margin-top="0cm" fo:margin-bottom="0cm" style:contextual-spacing="false"/>
    </style:style>
    <style:style style:name="P60" style:family="paragraph" style:parent-style-name="Text_20_body" style:list-style-name="L31"/>
    <style:style style:name="P61" style:family="paragraph" style:parent-style-name="Text_20_body" style:list-style-name="L31">
      <style:paragraph-properties fo:margin-top="0cm" fo:margin-bottom="0cm" style:contextual-spacing="false"/>
    </style:style>
    <style:style style:name="P62" style:family="paragraph" style:parent-style-name="Text_20_body" style:list-style-name="L32"/>
    <style:style style:name="P63" style:family="paragraph" style:parent-style-name="Text_20_body" style:list-style-name="L32">
      <style:paragraph-properties fo:margin-top="0cm" fo:margin-bottom="0cm" style:contextual-spacing="false"/>
    </style:style>
    <style:style style:name="P64" style:family="paragraph" style:parent-style-name="Text_20_body" style:list-style-name="L33"/>
    <style:style style:name="P65" style:family="paragraph" style:parent-style-name="Text_20_body" style:list-style-name="L33">
      <style:paragraph-properties fo:margin-top="0cm" fo:margin-bottom="0cm" style:contextual-spacing="false"/>
    </style:style>
    <style:style style:name="P66" style:family="paragraph" style:parent-style-name="Text_20_body" style:list-style-name="L34"/>
    <style:style style:name="P67" style:family="paragraph" style:parent-style-name="Text_20_body" style:list-style-name="L34">
      <style:paragraph-properties fo:margin-top="0cm" fo:margin-bottom="0cm" style:contextual-spacing="false"/>
    </style:style>
    <style:style style:name="P68" style:family="paragraph" style:parent-style-name="Text_20_body" style:list-style-name="L35"/>
    <style:style style:name="P69" style:family="paragraph" style:parent-style-name="Text_20_body" style:list-style-name="L35">
      <style:paragraph-properties fo:margin-top="0cm" fo:margin-bottom="0cm" style:contextual-spacing="false"/>
    </style:style>
    <style:style style:name="P70" style:family="paragraph" style:parent-style-name="Text_20_body" style:list-style-name="L36"/>
    <style:style style:name="P71" style:family="paragraph" style:parent-style-name="Text_20_body" style:list-style-name="L36">
      <style:paragraph-properties fo:margin-top="0cm" fo:margin-bottom="0cm" style:contextual-spacing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éance 22 : Parcours et exercices sur graphes</text:h>
      <text:h text:style-name="Heading_20_2" text:outline-level="2">Place dans la progression</text:h>
      <text:p text:style-name="Text_20_body">Cette séance vient après :</text:p>
      <text:list text:style-name="L1">
        <text:list-item>
          <text:p text:style-name="P3"><text:span text:style-name="Strong_20_Emphasis">séance 20</text:span> : bases des graphes ; </text:p>
        </text:list-item>
        <text:list-item>
          <text:p text:style-name="P2"><text:span text:style-name="Strong_20_Emphasis">séance 21</text:span> : représentations des graphes. </text:p>
        </text:list-item>
      </text:list>
      <text:p text:style-name="Text_20_body">Elle sert à faire le lien entre :</text:p>
      <text:list text:style-name="L2">
        <text:list-item>
          <text:p text:style-name="P5">la structure du graphe ; </text:p>
        </text:list-item>
        <text:list-item>
          <text:p text:style-name="P4">et son <text:span text:style-name="Strong_20_Emphasis">exploration</text:span>. </text:p>
        </text:list-item>
      </text:list>
      <text:p text:style-name="Text_20_body">Le mot important ici est :<text:line-break/><text:span text:style-name="Strong_20_Emphasis">visiter</text:span>.</text:p>
      <text:p text:style-name="Text_20_body">Un parcours de graphe permet de :</text:p>
      <text:list text:style-name="L3">
        <text:list-item>
          <text:p text:style-name="P7">visiter tous les sommets accessibles ; </text:p>
        </text:list-item>
        <text:list-item>
          <text:p text:style-name="P7">rechercher une information ; </text:p>
        </text:list-item>
        <text:list-item>
          <text:p text:style-name="P7">vérifier si un sommet est atteignable ; </text:p>
        </text:list-item>
        <text:list-item>
          <text:p text:style-name="P6">structurer un déplacement dans le graphe. </text:p>
        </text:list-item>
      </text:list>
      <text:p text:style-name="Text_20_body">Cette séance n’a pas pour objectif principal d’installer une écriture complète d’algorithmes compliqués, mais plutôt de faire comprendre :</text:p>
      <text:list text:style-name="L4">
        <text:list-item>
          <text:p text:style-name="P9">ce qu’est un parcours ; </text:p>
        </text:list-item>
        <text:list-item>
          <text:p text:style-name="P9">comment il se déroule ; </text:p>
        </text:list-item>
        <text:list-item>
          <text:p text:style-name="P9">ce qui différencie deux grandes stratégies : </text:p>
          <text:list>
            <text:list-item>
              <text:p text:style-name="P9"><text:span text:style-name="Strong_20_Emphasis">parcours en largeur</text:span> ; </text:p>
            </text:list-item>
            <text:list-item>
              <text:p text:style-name="P8"><text:span text:style-name="Strong_20_Emphasis">parcours en profondeur</text:span>. </text:p>
            </text:list-item>
          </text:list>
        </text:list-item>
      </text:list>
      <text:p text:style-name="Horizontal_20_Line"/>
      <text:h text:style-name="Heading_20_2" text:outline-level="2">Durée</text:h>
      <text:p text:style-name="Text_20_body">2 heures</text:p>
      <text:h text:style-name="Heading_20_2" text:outline-level="2">Objectif principal</text:h>
      <text:p text:style-name="Text_20_body">Comprendre le principe d’un <text:span text:style-name="Strong_20_Emphasis">parcours de graphe</text:span> et savoir lire, simuler et interpréter un <text:span text:style-name="Strong_20_Emphasis">parcours en largeur</text:span> et un <text:span text:style-name="Strong_20_Emphasis">parcours en profondeur</text:span> dans des cas simples.</text:p>
      <text:p text:style-name="Horizontal_20_Line"/>
      <text:h text:style-name="Heading_20_2" text:outline-level="2">Objectifs opérationnels</text:h>
      <text:p text:style-name="Text_20_body">À la fin de la séance, l’élève doit être capable de :</text:p>
      <text:list text:style-name="L5">
        <text:list-item>
          <text:p text:style-name="P11">expliquer ce que signifie <text:span text:style-name="Strong_20_Emphasis">parcourir un graphe</text:span> ; </text:p>
        </text:list-item>
        <text:list-item>
          <text:p text:style-name="P11">comprendre qu’un sommet visité ne doit pas être traité plusieurs fois ; </text:p>
        </text:list-item>
        <text:list-item>
          <text:p text:style-name="P11"><text:soft-page-break/>suivre un parcours simple pas à pas ; </text:p>
        </text:list-item>
        <text:list-item>
          <text:p text:style-name="P11">distinguer l’idée générale : </text:p>
          <text:list>
            <text:list-item>
              <text:p text:style-name="P11">du <text:span text:style-name="Strong_20_Emphasis">parcours en largeur</text:span> ; </text:p>
            </text:list-item>
            <text:list-item>
              <text:p text:style-name="P11">du <text:span text:style-name="Strong_20_Emphasis">parcours en profondeur</text:span> ; </text:p>
            </text:list-item>
          </text:list>
        </text:list-item>
        <text:list-item>
          <text:p text:style-name="P11">retrouver un ordre de visite simple ; </text:p>
        </text:list-item>
        <text:list-item>
          <text:p text:style-name="P11">dire si tous les sommets ont été atteints ; </text:p>
        </text:list-item>
        <text:list-item>
          <text:p text:style-name="P11">exploiter un graphe, une liste d’adjacence ou une matrice pour simuler un parcours ; </text:p>
        </text:list-item>
        <text:list-item>
          <text:p text:style-name="P10">répondre à des questions de type bac sur la lecture d’un parcours. </text:p>
        </text:list-item>
      </text:list>
      <text:p text:style-name="Horizontal_20_Line"/>
      <text:h text:style-name="Heading_20_2" text:outline-level="2">Notions travaillées</text:h>
      <text:list text:style-name="L6">
        <text:list-item>
          <text:p text:style-name="P13">parcours de graphe </text:p>
        </text:list-item>
        <text:list-item>
          <text:p text:style-name="P13">sommet visité </text:p>
        </text:list-item>
        <text:list-item>
          <text:p text:style-name="P13">exploration </text:p>
        </text:list-item>
        <text:list-item>
          <text:p text:style-name="P13">accessibilité </text:p>
        </text:list-item>
        <text:list-item>
          <text:p text:style-name="P13">ordre de visite </text:p>
        </text:list-item>
        <text:list-item>
          <text:p text:style-name="P13">parcours en largeur </text:p>
        </text:list-item>
        <text:list-item>
          <text:p text:style-name="P13">parcours en profondeur </text:p>
        </text:list-item>
        <text:list-item>
          <text:p text:style-name="P13">file, à un niveau très intuitif </text:p>
        </text:list-item>
        <text:list-item>
          <text:p text:style-name="P13">pile, à un niveau très intuitif </text:p>
        </text:list-item>
        <text:list-item>
          <text:p text:style-name="P13">liste d’adjacence </text:p>
        </text:list-item>
        <text:list-item>
          <text:p text:style-name="P12">graphe connexe, seulement en idée simple si utile </text:p>
        </text:list-item>
      </text:list>
      <text:p text:style-name="Horizontal_20_Line"/>
      <text:h text:style-name="Heading_20_2" text:outline-level="2">Compétences visées</text:h>
      <text:list text:style-name="L7">
        <text:list-item>
          <text:p text:style-name="P15">lire un graphe et ses représentations ; </text:p>
        </text:list-item>
        <text:list-item>
          <text:p text:style-name="P15">suivre une méthode pas à pas ; </text:p>
        </text:list-item>
        <text:list-item>
          <text:p text:style-name="P15">organiser une exploration ; </text:p>
        </text:list-item>
        <text:list-item>
          <text:p text:style-name="P15">justifier un ordre de visite ; </text:p>
        </text:list-item>
        <text:list-item>
          <text:p text:style-name="P15">comparer deux modes de parcours ; </text:p>
        </text:list-item>
        <text:list-item>
          <text:p text:style-name="P14">préparer les exercices de bac sur les graphes. </text:p>
        </text:list-item>
      </text:list>
      <text:p text:style-name="Horizontal_20_Line"/>
      <text:h text:style-name="Heading_20_1" text:outline-level="1">1. Ce que cette séance doit absolument installer</text:h>
      <text:p text:style-name="Text_20_body">Cette séance doit ancrer <text:span text:style-name="Strong_20_Emphasis">six idées</text:span>.</text:p>
      <text:h text:style-name="Heading_20_3" text:outline-level="3">Idée 1 — Parcourir un graphe, ce n’est pas se déplacer au hasard</text:h>
      <text:p text:style-name="Text_20_body">On suit une méthode pour visiter les sommets.</text:p>
      <text:p text:style-name="Horizontal_20_Line"/>
      <text:h text:style-name="Heading_20_3" text:outline-level="3"><text:soft-page-break/>Idée 2 — Il faut éviter de visiter plusieurs fois le même sommet</text:h>
      <text:p text:style-name="Text_20_body">Sinon, on tourne facilement en rond, surtout s’il y a un cycle.</text:p>
      <text:p text:style-name="Horizontal_20_Line"/>
      <text:h text:style-name="Heading_20_3" text:outline-level="3">Idée 3 — Le parcours en largeur explore “près d’abord”</text:h>
      <text:p text:style-name="Text_20_body">Il visite d’abord les voisins proches, puis les suivants.</text:p>
      <text:p text:style-name="Horizontal_20_Line"/>
      <text:h text:style-name="Heading_20_3" text:outline-level="3">Idée 4 — Le parcours en profondeur explore “loin d’abord”</text:h>
      <text:p text:style-name="Text_20_body">Il suit un chemin aussi loin que possible avant de revenir.</text:p>
      <text:p text:style-name="Horizontal_20_Line"/>
      <text:h text:style-name="Heading_20_3" text:outline-level="3">Idée 5 — L’ordre de visite dépend d’une règle</text:h>
      <text:p text:style-name="Text_20_body">Le parcours n’est pas magique.<text:line-break/>Il dépend :</text:p>
      <text:list text:style-name="L8">
        <text:list-item>
          <text:p text:style-name="P17">du type de parcours ; </text:p>
        </text:list-item>
        <text:list-item>
          <text:p text:style-name="P16">de l’ordre choisi pour les voisins, souvent alphabétique dans les exercices. </text:p>
        </text:list-item>
      </text:list>
      <text:p text:style-name="Horizontal_20_Line"/>
      <text:h text:style-name="Heading_20_3" text:outline-level="3">Idée 6 — Le graphe, la liste d’adjacence et le parcours sont liés</text:h>
      <text:p text:style-name="Text_20_body">On peut simuler un parcours à partir :</text:p>
      <text:list text:style-name="L9">
        <text:list-item>
          <text:p text:style-name="P19">du dessin ; </text:p>
        </text:list-item>
        <text:list-item>
          <text:p text:style-name="P18">ou d’une liste d’adjacence. </text:p>
        </text:list-item>
      </text:list>
      <text:p text:style-name="Horizontal_20_Line"/>
      <text:h text:style-name="Heading_20_1" text:outline-level="1">2. Point pédagogique essentiel</text:h>
      <text:p text:style-name="Text_20_body">Le plus dur pour les élèves fragiles n’est pas la définition de largeur ou profondeur.<text:line-break/>C’est de <text:span text:style-name="Strong_20_Emphasis">tenir la trace du parcours</text:span>.</text:p>
      <text:p text:style-name="Text_20_body">Ils oublient souvent :</text:p>
      <text:list text:style-name="L10">
        <text:list-item>
          <text:p text:style-name="P21">quels sommets sont déjà vus ; </text:p>
        </text:list-item>
        <text:list-item>
          <text:p text:style-name="P21">quels sommets restent à traiter ; </text:p>
        </text:list-item>
        <text:list-item>
          <text:p text:style-name="P20">dans quel ordre ils doivent être pris. </text:p>
        </text:list-item>
      </text:list>
      <text:p text:style-name="Text_20_body">Il faut donc imposer une méthode visuelle.</text:p>
      <text:p text:style-name="Horizontal_20_Line"/>
      <text:h text:style-name="Heading_20_1" text:outline-level="1"><text:soft-page-break/>3. Procédure à installer</text:h>
      <text:h text:style-name="Heading_20_2" text:outline-level="2">Pour simuler un parcours</text:h>
      <text:p text:style-name="Text_20_body">Toujours tenir trois informations :</text:p>
      <text:list text:style-name="L11">
        <text:list-item>
          <text:p text:style-name="P23"><text:span text:style-name="Strong_20_Emphasis">sommet en cours</text:span> </text:p>
        </text:list-item>
        <text:list-item>
          <text:p text:style-name="P23"><text:span text:style-name="Strong_20_Emphasis">sommets déjà visités</text:span> </text:p>
        </text:list-item>
        <text:list-item>
          <text:p text:style-name="P22"><text:span text:style-name="Strong_20_Emphasis">sommets à visiter ensuite</text:span> </text:p>
        </text:list-item>
      </text:list>
      <text:p text:style-name="Horizontal_20_Line"/>
      <text:h text:style-name="Heading_20_2" text:outline-level="2">Pour le parcours en largeur</text:h>
      <text:p text:style-name="Text_20_body">Image simple :</text:p>
      <text:p text:style-name="Quotations">“On visite d’abord tous les voisins proches.”</text:p>
      <text:p text:style-name="Text_20_body">On peut le relier intuitivement à une <text:span text:style-name="Strong_20_Emphasis">file</text:span> :</text:p>
      <text:list text:style-name="L12">
        <text:list-item>
          <text:p text:style-name="P24">premier arrivé, premier traité. </text:p>
        </text:list-item>
      </text:list>
      <text:p text:style-name="Horizontal_20_Line"/>
      <text:h text:style-name="Heading_20_2" text:outline-level="2">Pour le parcours en profondeur</text:h>
      <text:p text:style-name="Text_20_body">Image simple :</text:p>
      <text:p text:style-name="Quotations">“On s’enfonce le plus loin possible, puis on revient.”</text:p>
      <text:p text:style-name="Text_20_body">On peut le relier intuitivement à une <text:span text:style-name="Strong_20_Emphasis">pile</text:span> :</text:p>
      <text:list text:style-name="L13">
        <text:list-item>
          <text:p text:style-name="P25">dernier ajouté, premier repris. </text:p>
        </text:list-item>
      </text:list>
      <text:p text:style-name="Horizontal_20_Line"/>
      <text:h text:style-name="Heading_20_1" text:outline-level="1">4. Idée simple à faire passer</text:h>
      <text:p text:style-name="Text_20_body">Tu peux dire :</text:p>
      <text:p text:style-name="Quotations">“Le parcours en largeur avance par couches.”</text:p>
      <text:p text:style-name="Text_20_body">Et :</text:p>
      <text:p text:style-name="Quotations">“Le parcours en profondeur suit un couloir jusqu’au bout avant de revenir.”</text:p>
      <text:p text:style-name="Text_20_body">Ces deux images sont très efficaces.</text:p>
      <text:p text:style-name="Horizontal_20_Line"/>
      <text:h text:style-name="Heading_20_1" text:outline-level="1"><text:soft-page-break/>5. Matériel</text:h>
      <text:list text:style-name="L14">
        <text:list-item>
          <text:p text:style-name="P27">vidéoprojecteur </text:p>
        </text:list-item>
        <text:list-item>
          <text:p text:style-name="P27">fiche élève </text:p>
        </text:list-item>
        <text:list-item>
          <text:p text:style-name="P27">tableau </text:p>
        </text:list-item>
        <text:list-item>
          <text:p text:style-name="P27">feutres de couleur </text:p>
        </text:list-item>
        <text:list-item>
          <text:p text:style-name="P27">éventuellement étiquettes de sommets </text:p>
        </text:list-item>
        <text:list-item>
          <text:p text:style-name="P26">éventuellement une file et une pile concrètes (cartes, cartons) </text:p>
        </text:list-item>
      </text:list>
      <text:p text:style-name="Horizontal_20_Line"/>
      <text:h text:style-name="Heading_20_1" text:outline-level="1">6. Déroulé détaillé — 2h</text:h>
      <text:p text:style-name="Horizontal_20_Line"/>
      <text:h text:style-name="Heading_20_2" text:outline-level="2">6.1 Accroche — 10 min</text:h>
      <text:h text:style-name="Heading_20_3" text:outline-level="3">Objectif</text:h>
      <text:p text:style-name="Text_20_body">Faire comprendre le besoin d’une méthode.</text:p>
      <text:h text:style-name="Heading_20_3" text:outline-level="3">Situation</text:h>
      <text:p text:style-name="Text_20_body">Tu peux dire :</text:p>
      <text:p text:style-name="Quotations">“Imaginons que vous soyez dans un réseau de villes reliées par des routes, ou dans un labyrinthe de liens.<text:line-break/>Comment visiter tous les endroits sans en oublier et sans tourner en rond ?”</text:p>
      <text:p text:style-name="Text_20_body">Réponse attendue :<text:line-break/>Il faut une méthode.</text:p>
      <text:p text:style-name="Text_20_body">Transition :</text:p>
      <text:p text:style-name="Quotations">“C’est exactement le rôle d’un parcours de graphe.”</text:p>
      <text:p text:style-name="Horizontal_20_Line"/>
      <text:h text:style-name="Heading_20_2" text:outline-level="2">6.2 Définir un parcours — 10 min</text:h>
      <text:h text:style-name="Heading_20_3" text:outline-level="3">Objectif</text:h>
      <text:p text:style-name="Text_20_body">Installer l’idée générale.</text:p>
      <text:h text:style-name="Heading_20_3" text:outline-level="3">Définition simple</text:h>
      <text:p text:style-name="Quotations">“Parcourir un graphe, c’est visiter ses sommets en suivant les arêtes selon une méthode.”</text:p>
      <text:h text:style-name="Heading_20_3" text:outline-level="3"><text:soft-page-break/>À faire comprendre</text:h>
      <text:p text:style-name="Text_20_body">Un parcours peut servir à :</text:p>
      <text:list text:style-name="L15">
        <text:list-item>
          <text:p text:style-name="P29">visiter tous les sommets accessibles ; </text:p>
        </text:list-item>
        <text:list-item>
          <text:p text:style-name="P29">chercher un sommet ; </text:p>
        </text:list-item>
        <text:list-item>
          <text:p text:style-name="P28">explorer le graphe. </text:p>
        </text:list-item>
      </text:list>
      <text:h text:style-name="Heading_20_3" text:outline-level="3">Point important</text:h>
      <text:p text:style-name="Text_20_body">Un sommet déjà visité ne doit pas être revisité inutilement.</text:p>
      <text:p text:style-name="Horizontal_20_Line"/>
      <text:h text:style-name="Heading_20_2" text:outline-level="2">6.3 Support commun de la séance — 10 min</text:h>
      <text:p text:style-name="Text_20_body">On considère le graphe suivant :</text:p>
      <text:section text:style-name="Sect1" text:name="code-block-viewer">
        <text:p text:style-name="P1">A ----- B ----- E</text:p>
        <text:p text:style-name="Preformatted_20_Text">| <text:s text:c="6"/>|</text:p>
        <text:p text:style-name="Preformatted_20_Text">| <text:s text:c="6"/>|</text:p>
        <text:p text:style-name="Preformatted_20_Text">C ----- D</text:p>
      </text:section>
      <text:p text:style-name="Text_20_body">Arêtes :</text:p>
      <text:list text:style-name="L16">
        <text:list-item>
          <text:p text:style-name="P31">[A,B] </text:p>
        </text:list-item>
        <text:list-item>
          <text:p text:style-name="P31">[A,C] </text:p>
        </text:list-item>
        <text:list-item>
          <text:p text:style-name="P31">[B,D] </text:p>
        </text:list-item>
        <text:list-item>
          <text:p text:style-name="P31">[B,E] </text:p>
        </text:list-item>
        <text:list-item>
          <text:p text:style-name="P30">[C,D] </text:p>
        </text:list-item>
      </text:list>
      <text:p text:style-name="Text_20_body">Liste d’adjacence :</text:p>
      <text:list text:style-name="L17">
        <text:list-item>
          <text:p text:style-name="P33">A : B, C </text:p>
        </text:list-item>
        <text:list-item>
          <text:p text:style-name="P33">B : A, D, E </text:p>
        </text:list-item>
        <text:list-item>
          <text:p text:style-name="P33">C : A, D </text:p>
        </text:list-item>
        <text:list-item>
          <text:p text:style-name="P33">D : B, C </text:p>
        </text:list-item>
        <text:list-item>
          <text:p text:style-name="P32">E : B </text:p>
        </text:list-item>
      </text:list>
      <text:p text:style-name="Text_20_body">On fixe la règle :</text:p>
      <text:p text:style-name="Quotations">quand plusieurs voisins sont possibles, on les traite dans l’ordre alphabétique.</text:p>
      <text:p text:style-name="Text_20_body">C’est très important pour stabiliser les réponses.</text:p>
      <text:p text:style-name="Horizontal_20_Line"/>
      <text:h text:style-name="Heading_20_2" text:outline-level="2">6.4 Découvrir le parcours en largeur — 25 min</text:h>
      <text:h text:style-name="Heading_20_3" text:outline-level="3">Objectif</text:h>
      <text:p text:style-name="Text_20_body">Comprendre l’idée de “couches”.</text:p>
      <text:h text:style-name="Heading_20_3" text:outline-level="3"><text:soft-page-break/>Image</text:h>
      <text:p text:style-name="Quotations">“À partir du sommet de départ, on visite d’abord ses voisins, puis les voisins de ses voisins.”</text:p>
      <text:h text:style-name="Heading_20_3" text:outline-level="3">Départ</text:h>
      <text:p text:style-name="Text_20_body">On part de <text:span text:style-name="Strong_20_Emphasis">A</text:span>.</text:p>
      <text:h text:style-name="Heading_20_3" text:outline-level="3">Étape par étape</text:h>
      <text:list text:style-name="L18">
        <text:list-item>
          <text:p text:style-name="P35">on visite A </text:p>
        </text:list-item>
        <text:list-item>
          <text:p text:style-name="P35">voisins de A : B, C </text:p>
        </text:list-item>
        <text:list-item>
          <text:p text:style-name="P35">on visite ensuite B puis C </text:p>
        </text:list-item>
        <text:list-item>
          <text:p text:style-name="P35">depuis B, on découvre D et E </text:p>
        </text:list-item>
        <text:list-item>
          <text:p text:style-name="P35">depuis C, D est déjà prévu / déjà vu </text:p>
        </text:list-item>
        <text:list-item>
          <text:p text:style-name="P34">on continue avec D puis E </text:p>
        </text:list-item>
      </text:list>
      <text:h text:style-name="Heading_20_3" text:outline-level="3">Ordre de visite possible</text:h>
      <text:p text:style-name="Text_20_body"><text:span text:style-name="Strong_20_Emphasis">A, B, C, D, E</text:span></text:p>
      <text:h text:style-name="Heading_20_3" text:outline-level="3">Tableau conseillé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Table_20_Heading">Étape</text:p>
            </table:table-cell>
            <table:table-cell table:style-name="Tableau1.A1" office:value-type="string">
              <text:p text:style-name="Table_20_Heading">Sommet traité</text:p>
            </table:table-cell>
            <table:table-cell table:style-name="Tableau1.A1" office:value-type="string">
              <text:p text:style-name="Table_20_Heading">Déjà visités</text:p>
            </table:table-cell>
            <table:table-cell table:style-name="Tableau1.A1" office:value-type="string">
              <text:p text:style-name="Table_20_Heading">À visiter ensuite</text:p>
            </table:table-cell>
          </table:table-row>
        </table:table-header-rows>
        <table:table-row>
          <table:table-cell table:style-name="Tableau1.A1" office:value-type="string">
            <text:p text:style-name="Table_20_Contents">1</text:p>
          </table:table-cell>
          <table:table-cell table:style-name="Tableau1.A1" office:value-type="string">
            <text:p text:style-name="Table_20_Contents">A</text:p>
          </table:table-cell>
          <table:table-cell table:style-name="Tableau1.A1" office:value-type="string">
            <text:p text:style-name="Table_20_Contents">A</text:p>
          </table:table-cell>
          <table:table-cell table:style-name="Tableau1.A1" office:value-type="string">
            <text:p text:style-name="Table_20_Contents">B, C</text:p>
          </table:table-cell>
        </table:table-row>
        <table:table-row>
          <table:table-cell table:style-name="Tableau1.A1" office:value-type="string">
            <text:p text:style-name="Table_20_Contents">2</text:p>
          </table:table-cell>
          <table:table-cell table:style-name="Tableau1.A1" office:value-type="string">
            <text:p text:style-name="Table_20_Contents">B</text:p>
          </table:table-cell>
          <table:table-cell table:style-name="Tableau1.A1" office:value-type="string">
            <text:p text:style-name="Table_20_Contents">A, B</text:p>
          </table:table-cell>
          <table:table-cell table:style-name="Tableau1.A1" office:value-type="string">
            <text:p text:style-name="Table_20_Contents">C, D, E</text:p>
          </table:table-cell>
        </table:table-row>
        <table:table-row>
          <table:table-cell table:style-name="Tableau1.A1" office:value-type="string">
            <text:p text:style-name="Table_20_Contents">3</text:p>
          </table:table-cell>
          <table:table-cell table:style-name="Tableau1.A1" office:value-type="string">
            <text:p text:style-name="Table_20_Contents">C</text:p>
          </table:table-cell>
          <table:table-cell table:style-name="Tableau1.A1" office:value-type="string">
            <text:p text:style-name="Table_20_Contents">A, B, C</text:p>
          </table:table-cell>
          <table:table-cell table:style-name="Tableau1.A1" office:value-type="string">
            <text:p text:style-name="Table_20_Contents">D, E</text:p>
          </table:table-cell>
        </table:table-row>
        <table:table-row>
          <table:table-cell table:style-name="Tableau1.A1" office:value-type="string">
            <text:p text:style-name="Table_20_Contents">4</text:p>
          </table:table-cell>
          <table:table-cell table:style-name="Tableau1.A1" office:value-type="string">
            <text:p text:style-name="Table_20_Contents">D</text:p>
          </table:table-cell>
          <table:table-cell table:style-name="Tableau1.A1" office:value-type="string">
            <text:p text:style-name="Table_20_Contents">A, B, C, D</text:p>
          </table:table-cell>
          <table:table-cell table:style-name="Tableau1.A1" office:value-type="string">
            <text:p text:style-name="Table_20_Contents">E</text:p>
          </table:table-cell>
        </table:table-row>
        <table:table-row>
          <table:table-cell table:style-name="Tableau1.A1" office:value-type="string">
            <text:p text:style-name="Table_20_Contents">5</text:p>
          </table:table-cell>
          <table:table-cell table:style-name="Tableau1.A1" office:value-type="string">
            <text:p text:style-name="Table_20_Contents">E</text:p>
          </table:table-cell>
          <table:table-cell table:style-name="Tableau1.A1" office:value-type="string">
            <text:p text:style-name="Table_20_Contents">A, B, C, D, E</text:p>
          </table:table-cell>
          <table:table-cell table:style-name="Tableau1.A1" office:value-type="string">
            <text:p text:style-name="Table_20_Contents">—</text:p>
          </table:table-cell>
        </table:table-row>
      </table:table>
      <text:h text:style-name="Heading_20_3" text:outline-level="3">Ce qu’il faut verbaliser</text:h>
      <text:list text:style-name="L19">
        <text:list-item>
          <text:p text:style-name="P37">on visite les proches d’abord ; </text:p>
        </text:list-item>
        <text:list-item>
          <text:p text:style-name="P37">on n’ajoute pas un sommet déjà visité ; </text:p>
        </text:list-item>
        <text:list-item>
          <text:p text:style-name="P36">on avance “par niveaux”. </text:p>
        </text:list-item>
      </text:list>
      <text:p text:style-name="Horizontal_20_Line"/>
      <text:h text:style-name="Heading_20_2" text:outline-level="2">6.5 Découvrir le parcours en profondeur — 25 min</text:h>
      <text:h text:style-name="Heading_20_3" text:outline-level="3">Objectif</text:h>
      <text:p text:style-name="Text_20_body">Comprendre l’idée de “suivre un chemin au maximum”.</text:p>
      <text:h text:style-name="Heading_20_3" text:outline-level="3">Image</text:h>
      <text:p text:style-name="Quotations">“On avance le plus loin possible avant de revenir.”</text:p>
      <text:h text:style-name="Heading_20_3" text:outline-level="3">Départ</text:h>
      <text:p text:style-name="Text_20_body">On part de <text:span text:style-name="Strong_20_Emphasis">A</text:span>, toujours avec l’ordre alphabétique.</text:p>
      <text:h text:style-name="Heading_20_3" text:outline-level="3"><text:soft-page-break/>Simulation possible</text:h>
      <text:list text:style-name="L20">
        <text:list-item>
          <text:p text:style-name="P39">on visite A </text:p>
        </text:list-item>
        <text:list-item>
          <text:p text:style-name="P39">on choisit B </text:p>
        </text:list-item>
        <text:list-item>
          <text:p text:style-name="P39">depuis B, on choisit D </text:p>
        </text:list-item>
        <text:list-item>
          <text:p text:style-name="P39">depuis D, on choisit C </text:p>
        </text:list-item>
        <text:list-item>
          <text:p text:style-name="P39">depuis C, plus rien de nouveau </text:p>
        </text:list-item>
        <text:list-item>
          <text:p text:style-name="P39">on revient </text:p>
        </text:list-item>
        <text:list-item>
          <text:p text:style-name="P39">depuis B, il reste E </text:p>
        </text:list-item>
        <text:list-item>
          <text:p text:style-name="P38">on visite E </text:p>
        </text:list-item>
      </text:list>
      <text:h text:style-name="Heading_20_3" text:outline-level="3">Ordre de visite possible</text:h>
      <text:p text:style-name="Text_20_body"><text:span text:style-name="Strong_20_Emphasis">A, B, D, C, E</text:span></text:p>
      <text:h text:style-name="Heading_20_3" text:outline-level="3">Tableau conseillé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Table_20_Heading">Étape</text:p>
            </table:table-cell>
            <table:table-cell table:style-name="Tableau2.A1" office:value-type="string">
              <text:p text:style-name="Table_20_Heading">Sommet traité</text:p>
            </table:table-cell>
            <table:table-cell table:style-name="Tableau2.A1" office:value-type="string">
              <text:p text:style-name="Table_20_Heading">Déjà visités</text:p>
            </table:table-cell>
            <table:table-cell table:style-name="Tableau2.A1" office:value-type="string">
              <text:p text:style-name="Table_20_Heading">Prochain choix</text:p>
            </table:table-cell>
          </table:table-row>
        </table:table-header-rows>
        <table:table-row>
          <table:table-cell table:style-name="Tableau2.A1" office:value-type="string">
            <text:p text:style-name="Table_20_Contents">1</text:p>
          </table:table-cell>
          <table:table-cell table:style-name="Tableau2.A1" office:value-type="string">
            <text:p text:style-name="Table_20_Contents">A</text:p>
          </table:table-cell>
          <table:table-cell table:style-name="Tableau2.A1" office:value-type="string">
            <text:p text:style-name="Table_20_Contents">A</text:p>
          </table:table-cell>
          <table:table-cell table:style-name="Tableau2.A1" office:value-type="string">
            <text:p text:style-name="Table_20_Contents">B</text:p>
          </table:table-cell>
        </table:table-row>
        <table:table-row>
          <table:table-cell table:style-name="Tableau2.A1" office:value-type="string">
            <text:p text:style-name="Table_20_Contents">2</text:p>
          </table:table-cell>
          <table:table-cell table:style-name="Tableau2.A1" office:value-type="string">
            <text:p text:style-name="Table_20_Contents">B</text:p>
          </table:table-cell>
          <table:table-cell table:style-name="Tableau2.A1" office:value-type="string">
            <text:p text:style-name="Table_20_Contents">A, B</text:p>
          </table:table-cell>
          <table:table-cell table:style-name="Tableau2.A1" office:value-type="string">
            <text:p text:style-name="Table_20_Contents">D</text:p>
          </table:table-cell>
        </table:table-row>
        <table:table-row>
          <table:table-cell table:style-name="Tableau2.A1" office:value-type="string">
            <text:p text:style-name="Table_20_Contents">3</text:p>
          </table:table-cell>
          <table:table-cell table:style-name="Tableau2.A1" office:value-type="string">
            <text:p text:style-name="Table_20_Contents">D</text:p>
          </table:table-cell>
          <table:table-cell table:style-name="Tableau2.A1" office:value-type="string">
            <text:p text:style-name="Table_20_Contents">A, B, D</text:p>
          </table:table-cell>
          <table:table-cell table:style-name="Tableau2.A1" office:value-type="string">
            <text:p text:style-name="Table_20_Contents">C</text:p>
          </table:table-cell>
        </table:table-row>
        <table:table-row>
          <table:table-cell table:style-name="Tableau2.A1" office:value-type="string">
            <text:p text:style-name="Table_20_Contents">4</text:p>
          </table:table-cell>
          <table:table-cell table:style-name="Tableau2.A1" office:value-type="string">
            <text:p text:style-name="Table_20_Contents">C</text:p>
          </table:table-cell>
          <table:table-cell table:style-name="Tableau2.A1" office:value-type="string">
            <text:p text:style-name="Table_20_Contents">A, B, D, C</text:p>
          </table:table-cell>
          <table:table-cell table:style-name="Tableau2.A1" office:value-type="string">
            <text:p text:style-name="Table_20_Contents">retour</text:p>
          </table:table-cell>
        </table:table-row>
        <table:table-row>
          <table:table-cell table:style-name="Tableau2.A1" office:value-type="string">
            <text:p text:style-name="Table_20_Contents">5</text:p>
          </table:table-cell>
          <table:table-cell table:style-name="Tableau2.A1" office:value-type="string">
            <text:p text:style-name="Table_20_Contents">E</text:p>
          </table:table-cell>
          <table:table-cell table:style-name="Tableau2.A1" office:value-type="string">
            <text:p text:style-name="Table_20_Contents">A, B, D, C, E</text:p>
          </table:table-cell>
          <table:table-cell table:style-name="Tableau2.A1" office:value-type="string">
            <text:p text:style-name="Table_20_Contents">fin</text:p>
          </table:table-cell>
        </table:table-row>
      </table:table>
      <text:h text:style-name="Heading_20_3" text:outline-level="3">Ce qu’il faut verbaliser</text:h>
      <text:list text:style-name="L21">
        <text:list-item>
          <text:p text:style-name="P41">on suit une branche ; </text:p>
        </text:list-item>
        <text:list-item>
          <text:p text:style-name="P41">on ne revient que lorsqu’on est bloqué ; </text:p>
        </text:list-item>
        <text:list-item>
          <text:p text:style-name="P40">l’ordre est souvent différent de la largeur. </text:p>
        </text:list-item>
      </text:list>
      <text:p text:style-name="Horizontal_20_Line"/>
      <text:h text:style-name="Heading_20_2" text:outline-level="2">6.6 Comparer largeur et profondeur — 10 min</text:h>
      <text:h text:style-name="Heading_20_3" text:outline-level="3">Objectif</text:h>
      <text:p text:style-name="Text_20_body">Éviter les confusions.</text:p>
      <text:h text:style-name="Heading_20_3" text:outline-level="3">À faire comparer</text:h>
      <text:p text:style-name="Text_20_body">Depuis A :</text:p>
      <text:list text:style-name="L22">
        <text:list-item>
          <text:p text:style-name="P43"><text:span text:style-name="Strong_20_Emphasis">largeur</text:span> : A, B, C, D, E </text:p>
        </text:list-item>
        <text:list-item>
          <text:p text:style-name="P42"><text:span text:style-name="Strong_20_Emphasis">profondeur</text:span> : A, B, D, C, E </text:p>
        </text:list-item>
      </text:list>
      <text:h text:style-name="Heading_20_3" text:outline-level="3">Question</text:h>
      <text:p text:style-name="Text_20_body">Pourquoi les ordres sont-ils différents ?</text:p>
      <text:p text:style-name="Text_20_body">Réponse :<text:line-break/>Parce que les deux parcours n’explorent pas le graphe de la même manière.</text:p>
      <text:h text:style-name="Heading_20_3" text:outline-level="3"><text:soft-page-break/>Formulation à faire retenir</text:h>
      <text:list text:style-name="L23">
        <text:list-item>
          <text:p text:style-name="P45">largeur = voisins proches d’abord </text:p>
        </text:list-item>
        <text:list-item>
          <text:p text:style-name="P44">profondeur = une branche d’abord </text:p>
        </text:list-item>
      </text:list>
      <text:p text:style-name="Horizontal_20_Line"/>
      <text:h text:style-name="Heading_20_2" text:outline-level="2">6.7 Activité collective guidée — 20 min</text:h>
      <text:p text:style-name="Text_20_body">On considère le graphe :</text:p>
      <text:section text:style-name="Sect1" text:name="Section1">
        <text:p text:style-name="P1"><text:bookmark text:name="code-block-viewer"/>A ----- B ----- F</text:p>
        <text:p text:style-name="Preformatted_20_Text">| <text:s text:c="4"/>/ |</text:p>
        <text:p text:style-name="Preformatted_20_Text">| <text:s text:c="2"/>/ <text:s text:c="2"/>|</text:p>
        <text:p text:style-name="Preformatted_20_Text">C ----- D ----- E</text:p>
      </text:section>
      <text:p text:style-name="Text_20_body">Arêtes :</text:p>
      <text:list text:style-name="L24">
        <text:list-item>
          <text:p text:style-name="P47">[A,B] </text:p>
        </text:list-item>
        <text:list-item>
          <text:p text:style-name="P47">[A,C] </text:p>
        </text:list-item>
        <text:list-item>
          <text:p text:style-name="P47">[B,C] </text:p>
        </text:list-item>
        <text:list-item>
          <text:p text:style-name="P47">[B,D] </text:p>
        </text:list-item>
        <text:list-item>
          <text:p text:style-name="P47">[B,F] </text:p>
        </text:list-item>
        <text:list-item>
          <text:p text:style-name="P47">[C,D] </text:p>
        </text:list-item>
        <text:list-item>
          <text:p text:style-name="P46">[D,E] </text:p>
        </text:list-item>
      </text:list>
      <text:p text:style-name="Text_20_body">Liste d’adjacence :</text:p>
      <text:list text:style-name="L25">
        <text:list-item>
          <text:p text:style-name="P49">A : B, C </text:p>
        </text:list-item>
        <text:list-item>
          <text:p text:style-name="P49">B : A, C, D, F </text:p>
        </text:list-item>
        <text:list-item>
          <text:p text:style-name="P49">C : A, B, D </text:p>
        </text:list-item>
        <text:list-item>
          <text:p text:style-name="P49">D : B, C, E </text:p>
        </text:list-item>
        <text:list-item>
          <text:p text:style-name="P49">E : D </text:p>
        </text:list-item>
        <text:list-item>
          <text:p text:style-name="P48">F : B </text:p>
        </text:list-item>
      </text:list>
      <text:h text:style-name="Heading_20_3" text:outline-level="3">Questions</text:h>
      <text:list text:style-name="L26">
        <text:list-item>
          <text:p text:style-name="P51">Donner un parcours en largeur à partir de A. </text:p>
        </text:list-item>
        <text:list-item>
          <text:p text:style-name="P51">Donner un parcours en profondeur à partir de A. </text:p>
        </text:list-item>
        <text:list-item>
          <text:p text:style-name="P50">Tous les sommets ont-ils été visités ? </text:p>
        </text:list-item>
      </text:list>
      <text:h text:style-name="Heading_20_3" text:outline-level="3">Réponses attendues, avec ordre alphabétique</text:h>
      <text:list text:style-name="L27">
        <text:list-item>
          <text:p text:style-name="P53">largeur : A, B, C, D, F, E </text:p>
        </text:list-item>
        <text:list-item>
          <text:p text:style-name="P53">profondeur : A, B, C, D, E, F </text:p>
        </text:list-item>
        <text:list-item>
          <text:p text:style-name="P52">oui </text:p>
        </text:list-item>
      </text:list>
      <text:p text:style-name="Horizontal_20_Line"/>
      <text:h text:style-name="Heading_20_2" text:outline-level="2">6.8 Accessibilité et visite complète — 10 min</text:h>
      <text:h text:style-name="Heading_20_3" text:outline-level="3">Objectif</text:h>
      <text:p text:style-name="Text_20_body">Faire le lien avec l’idée d’atteignabilité.</text:p>
      <text:h text:style-name="Heading_20_3" text:outline-level="3"><text:soft-page-break/>À expliquer</text:h>
      <text:p text:style-name="Text_20_body">Si, en partant d’un sommet, on peut visiter tous les autres, alors ils sont accessibles depuis ce sommet.</text:p>
      <text:h text:style-name="Heading_20_3" text:outline-level="3">Exemple simple</text:h>
      <text:p text:style-name="Text_20_body">Dans le graphe précédent, à partir de A, on atteint tout le monde.</text:p>
      <text:h text:style-name="Heading_20_3" text:outline-level="3">Question utile</text:h>
      <text:p text:style-name="Quotations">“Que se passerait-il si un sommet était isolé ?”</text:p>
      <text:p text:style-name="Text_20_body">Réponse :<text:line-break/>Il ne serait pas visité à partir de A.</text:p>
      <text:p text:style-name="Horizontal_20_Line"/>
      <text:h text:style-name="Heading_20_2" text:outline-level="2">6.9 Entraînement guidé — 10 min</text:h>
      <text:h text:style-name="Heading_20_3" text:outline-level="3">Exercice 1</text:h>
      <text:p text:style-name="Text_20_body">Que signifie parcourir un graphe ?</text:p>
      <text:p text:style-name="Text_20_body">Réponse :<text:line-break/>Visiter ses sommets selon une méthode.</text:p>
      <text:h text:style-name="Heading_20_3" text:outline-level="3">Exercice 2</text:h>
      <text:p text:style-name="Text_20_body">Pourquoi faut-il éviter de revisiter sans cesse un sommet ?</text:p>
      <text:p text:style-name="Text_20_body">Réponse :<text:line-break/>Pour ne pas tourner en rond et pour éviter les répétitions inutiles.</text:p>
      <text:h text:style-name="Heading_20_3" text:outline-level="3">Exercice 3</text:h>
      <text:p text:style-name="Text_20_body">Quelle est l’idée du parcours en largeur ?</text:p>
      <text:p text:style-name="Text_20_body">Réponse :<text:line-break/>Visiter d’abord les sommets proches.</text:p>
      <text:h text:style-name="Heading_20_3" text:outline-level="3">Exercice 4</text:h>
      <text:p text:style-name="Text_20_body">Quelle est l’idée du parcours en profondeur ?</text:p>
      <text:p text:style-name="Text_20_body">Réponse :<text:line-break/>Suivre un chemin le plus loin possible avant de revenir.</text:p>
      <text:p text:style-name="Horizontal_20_Line"/>
      <text:h text:style-name="Heading_20_2" text:outline-level="2"><text:soft-page-break/>6.10 Petit exercice type bac très guidé — 20 min</text:h>
      <text:h text:style-name="Heading_20_3" text:outline-level="3">Énoncé</text:h>
      <text:p text:style-name="Text_20_body">On considère le graphe de sommets A, B, C, D, E, avec la liste d’adjacence :</text:p>
      <text:list text:style-name="L28">
        <text:list-item>
          <text:p text:style-name="P55">A : B, C </text:p>
        </text:list-item>
        <text:list-item>
          <text:p text:style-name="P55">B : A, D, E </text:p>
        </text:list-item>
        <text:list-item>
          <text:p text:style-name="P55">C : A, D </text:p>
        </text:list-item>
        <text:list-item>
          <text:p text:style-name="P55">D : B, C </text:p>
        </text:list-item>
        <text:list-item>
          <text:p text:style-name="P54">E : B </text:p>
        </text:list-item>
      </text:list>
      <text:p text:style-name="Text_20_body">On part du sommet A et on traite les voisins dans l’ordre alphabétique.</text:p>
      <text:h text:style-name="Heading_20_3" text:outline-level="3">Questions</text:h>
      <text:list text:style-name="L29">
        <text:list-item>
          <text:p text:style-name="P57">Donner l’ordre de visite d’un parcours en largeur. </text:p>
        </text:list-item>
        <text:list-item>
          <text:p text:style-name="P57">Donner l’ordre de visite d’un parcours en profondeur. </text:p>
        </text:list-item>
        <text:list-item>
          <text:p text:style-name="P57">Quel sommet est visité en premier dans les deux cas ? </text:p>
        </text:list-item>
        <text:list-item>
          <text:p text:style-name="P57">Quel sommet est visité en dernier dans le parcours en largeur ? </text:p>
        </text:list-item>
        <text:list-item>
          <text:p text:style-name="P56">Pourquoi les deux ordres obtenus sont-ils différents ? </text:p>
        </text:list-item>
      </text:list>
      <text:h text:style-name="Heading_20_3" text:outline-level="3">Corrigé attendu</text:h>
      <text:list text:style-name="L30">
        <text:list-item>
          <text:p text:style-name="P59">A, B, C, D, E </text:p>
        </text:list-item>
        <text:list-item>
          <text:p text:style-name="P59">A, B, D, C, E </text:p>
        </text:list-item>
        <text:list-item>
          <text:p text:style-name="P59">A </text:p>
        </text:list-item>
        <text:list-item>
          <text:p text:style-name="P59">E </text:p>
        </text:list-item>
        <text:list-item>
          <text:p text:style-name="P58">Parce que le parcours en largeur explore d’abord les voisins proches, alors que le parcours en profondeur suit une branche avant de revenir. </text:p>
        </text:list-item>
      </text:list>
      <text:p text:style-name="Horizontal_20_Line"/>
      <text:h text:style-name="Heading_20_2" text:outline-level="2">6.11 Bilan de fin de séance — 10 min</text:h>
      <text:h text:style-name="Heading_20_3" text:outline-level="3">À faire compléter</text:h>
      <text:list text:style-name="L31">
        <text:list-item>
          <text:p text:style-name="P61">Parcourir un graphe, c’est... </text:p>
        </text:list-item>
        <text:list-item>
          <text:p text:style-name="P61">En largeur, on explore... </text:p>
        </text:list-item>
        <text:list-item>
          <text:p text:style-name="P61">En profondeur, on explore... </text:p>
        </text:list-item>
        <text:list-item>
          <text:p text:style-name="P61">Il faut éviter de... </text:p>
        </text:list-item>
        <text:list-item>
          <text:p text:style-name="P60">L’ordre de visite dépend de... </text:p>
        </text:list-item>
      </text:list>
      <text:h text:style-name="Heading_20_3" text:outline-level="3">Réponses attendues</text:h>
      <text:list text:style-name="L32">
        <text:list-item>
          <text:p text:style-name="P63">visiter les sommets selon une méthode ; </text:p>
        </text:list-item>
        <text:list-item>
          <text:p text:style-name="P63">les voisins proches d’abord ; </text:p>
        </text:list-item>
        <text:list-item>
          <text:p text:style-name="P63">une branche d’abord ; </text:p>
        </text:list-item>
        <text:list-item>
          <text:p text:style-name="P63">revisiter les mêmes sommets inutilement ; </text:p>
        </text:list-item>
        <text:list-item>
          <text:p text:style-name="P62">la méthode de parcours et l’ordre choisi pour les voisins. </text:p>
        </text:list-item>
      </text:list>
      <text:p text:style-name="Horizontal_20_Line"><text:soft-page-break/></text:p>
      <text:h text:style-name="Heading_20_1" text:outline-level="1">7. Trace écrite très courte</text:h>
      <text:h text:style-name="Heading_20_3" text:outline-level="3">À retenir</text:h>
      <text:list text:style-name="L33">
        <text:list-item>
          <text:p text:style-name="P65">Un parcours permet de visiter les sommets d’un graphe. </text:p>
        </text:list-item>
        <text:list-item>
          <text:p text:style-name="P65">Il faut garder la trace des sommets déjà visités. </text:p>
        </text:list-item>
        <text:list-item>
          <text:p text:style-name="P65">Le <text:span text:style-name="Strong_20_Emphasis">parcours en largeur</text:span> visite d’abord les voisins proches. </text:p>
        </text:list-item>
        <text:list-item>
          <text:p text:style-name="P65">Le <text:span text:style-name="Strong_20_Emphasis">parcours en profondeur</text:span> suit un chemin aussi loin que possible avant de revenir. </text:p>
        </text:list-item>
        <text:list-item>
          <text:p text:style-name="P65">L’ordre de visite dépend de la méthode choisie. </text:p>
        </text:list-item>
        <text:list-item>
          <text:p text:style-name="P64">Une liste d’adjacence peut servir à simuler un parcours. </text:p>
        </text:list-item>
      </text:list>
      <text:h text:style-name="Heading_20_3" text:outline-level="3">Formules utiles</text:h>
      <text:p text:style-name="Quotations"><text:span text:style-name="Strong_20_Emphasis">largeur = par couches</text:span><text:line-break/><text:span text:style-name="Strong_20_Emphasis">profondeur = une branche d’abord</text:span><text:line-break/><text:span text:style-name="Strong_20_Emphasis">visité = à ne pas refaire inutilement</text:span></text:p>
      <text:p text:style-name="Horizontal_20_Line"/>
      <text:h text:style-name="Heading_20_1" text:outline-level="1">8. Différenciation élèves fragiles</text:h>
      <text:p text:style-name="Text_20_body">Prévoir :</text:p>
      <text:list text:style-name="L34">
        <text:list-item>
          <text:p text:style-name="P67">des graphes petits ; </text:p>
        </text:list-item>
        <text:list-item>
          <text:p text:style-name="P67">un sommet de départ imposé ; </text:p>
        </text:list-item>
        <text:list-item>
          <text:p text:style-name="P67">un ordre alphabétique imposé ; </text:p>
        </text:list-item>
        <text:list-item>
          <text:p text:style-name="P67">des tableaux de suivi à compléter ; </text:p>
        </text:list-item>
        <text:list-item>
          <text:p text:style-name="P67">des couleurs : </text:p>
          <text:list>
            <text:list-item>
              <text:p text:style-name="P67">visité </text:p>
            </text:list-item>
            <text:list-item>
              <text:p text:style-name="P67">à visiter </text:p>
            </text:list-item>
            <text:list-item>
              <text:p text:style-name="P67">en cours ; </text:p>
            </text:list-item>
          </text:list>
        </text:list-item>
        <text:list-item>
          <text:p text:style-name="P66">une simulation très orale avant l’écrit. </text:p>
        </text:list-item>
      </text:list>
      <text:p text:style-name="Text_20_body">Très utile :<text:line-break/>faire jouer physiquement la file ou la pile avec des cartons portant les noms des sommets.</text:p>
      <text:p text:style-name="Horizontal_20_Line"/>
      <text:h text:style-name="Heading_20_1" text:outline-level="1">9. Erreurs fréquentes à surveiller</text:h>
      <text:list text:style-name="L35">
        <text:list-item>
          <text:p text:style-name="P69">visiter deux fois le même sommet ; </text:p>
        </text:list-item>
        <text:list-item>
          <text:p text:style-name="P69">oublier un sommet ; </text:p>
        </text:list-item>
        <text:list-item>
          <text:p text:style-name="P69">confondre largeur et profondeur ; </text:p>
        </text:list-item>
        <text:list-item>
          <text:p text:style-name="P69">ne pas respecter l’ordre donné des voisins ; </text:p>
        </text:list-item>
        <text:list-item>
          <text:p text:style-name="P69">croire qu’il n’existe qu’un seul ordre possible sans règle précise ; </text:p>
        </text:list-item>
        <text:list-item>
          <text:p text:style-name="P68">mélanger dessin du graphe et ordre de visite. </text:p>
        </text:list-item>
      </text:list>
      <text:p text:style-name="Horizontal_20_Line"><text:soft-page-break/></text:p>
      <text:h text:style-name="Heading_20_1" text:outline-level="1">10. Ce qu’il faut absolument réussir</text:h>
      <text:p text:style-name="Text_20_body">Si, en fin de séance, les élèves savent :</text:p>
      <text:list text:style-name="L36">
        <text:list-item>
          <text:p text:style-name="P71">expliquer ce qu’est un parcours ; </text:p>
        </text:list-item>
        <text:list-item>
          <text:p text:style-name="P71">distinguer largeur et profondeur ; </text:p>
        </text:list-item>
        <text:list-item>
          <text:p text:style-name="P71">simuler un parcours simple ; </text:p>
        </text:list-item>
        <text:list-item>
          <text:p text:style-name="P71">tenir la trace des sommets visités ; </text:p>
        </text:list-item>
        <text:list-item>
          <text:p text:style-name="P70">lire un ordre de visite à partir d’un graphe ou d’une liste d’adjacence ; </text:p>
        </text:list-item>
      </text:list>
      <text:p text:style-name="Text_20_body">alors la séance est réussi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14:45:20.962427655</meta:creation-date>
    <dc:date>2026-04-20T14:45:33.819644263</dc:date>
    <meta:editing-duration>PT13S</meta:editing-duration>
    <meta:editing-cycles>1</meta:editing-cycles>
    <meta:document-statistic meta:table-count="2" meta:image-count="0" meta:object-count="0" meta:page-count="13" meta:paragraph-count="380" meta:word-count="2149" meta:character-count="10990" meta:non-whitespace-character-count="9182"/>
    <meta:generator>LibreOffice/24.2.7.2$Linux_X86_64 LibreOffice_project/420$Build-2</meta:generator>
  </office:meta>
</office:document-meta>
</file>